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25.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8.25pt" style:use-optimal-row-height="true" fo:break-before="auto"/>
    </style:style>
    <style:style style:name="ro7" style:family="table-row">
      <style:table-row-properties style:row-height="51pt" style:use-optimal-row-height="true" fo:break-before="auto"/>
    </style:style>
    <style:style style:name="ro8" style:family="table-row">
      <style:table-row-properties style:row-height="54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30pt" style:use-optimal-row-height="false" fo:break-before="auto"/>
    </style:style>
    <style:style style:name="ro11" style:family="table-row">
      <style:table-row-properties style:row-height="63.75pt" style:use-optimal-row-height="tru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204pt" style:use-optimal-row-height="true" fo:break-before="auto"/>
    </style:style>
    <style:style style:name="ro16" style:family="table-row">
      <style:table-row-properties style:row-height="165.75pt" style:use-optimal-row-height="true" fo:break-before="auto"/>
    </style:style>
    <style:style style:name="ro17" style:family="table-row">
      <style:table-row-properties style:row-height="153pt" style:use-optimal-row-height="true" fo:break-before="auto"/>
    </style:style>
    <style:style style:name="ro18" style:family="table-row">
      <style:table-row-properties style:row-height="76.5pt" style:use-optimal-row-height="true" fo:break-before="auto"/>
    </style:style>
    <style:style style:name="ro19" style:family="table-row">
      <style:table-row-properties style:row-height="140.25pt" style:use-optimal-row-height="true" fo:break-before="auto"/>
    </style:style>
    <style:style style:name="ro20" style:family="table-row">
      <style:table-row-properties style:row-height="127.5pt" style:use-optimal-row-height="true" fo:break-before="auto"/>
    </style:style>
    <style:style style:name="ro21" style:family="table-row">
      <style:table-row-properties style:row-height="105pt" style:use-optimal-row-height="false" fo:break-before="auto"/>
    </style:style>
    <style:style style:name="ro22" style:family="table-row">
      <style:table-row-properties style:row-height="114.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6">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1" table:style-name="ce3">
            <text:p>1.0</text:p>
          </table:table-cell>
          <table:table-cell table:style-name="ce4"/>
          <table:table-cell table:style-name="ce5"/>
          <table:table-cell table:style-name="ce6"/>
          <table:table-cell table:number-columns-repeated="16379" table:style-name="ce7"/>
        </table:table-row>
        <table:table-row table:style-name="ro1">
          <table:table-cell table:number-columns-repeated="16384"/>
        </table:table-row>
        <table:table-row table:style-name="ro2">
          <table:table-cell office:value-type="string" table:style-name="ce8">
            <text:p>KEY:</text:p>
          </table:table-cell>
          <table:table-cell office:value-type="string" table:style-name="ce9">
            <text:p>Implemented tests</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style-name="ce12">
            <text:p>TBD/Unknown/Define test at later date.</text:p>
          </table:table-cell>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3">
            <text:p>E2E</text:p>
          </table:table-cell>
          <table:table-cell office:value-type="string" table:number-columns-spanned="3" table:number-rows-spanned="1" table:style-name="ce55">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3">
            <text:p>Bare Namespace</text:p>
          </table:table-cell>
          <table:table-cell office:value-type="string" table:number-columns-spanned="3" table:number-rows-spanned="1" table:style-name="ce55">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Meta Namespace</text:p>
          </table:table-cell>
          <table:table-cell office:value-type="string" table:number-columns-spanned="3" table:number-rows-spanned="1" table:style-name="ce55">
            <text:p>Namespaces supporting meta data, and E2E is dis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E2E Namespace</text:p>
          </table:table-cell>
          <table:table-cell office:value-type="string" table:number-columns-spanned="3" table:number-rows-spanned="1" table:style-name="ce55">
            <text:p>Namepspaces supporting meta data, and E2E is enabled; Implies: Identify.LBAF[Identify.FLBAS].MS=!0, Identify.DPS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dword++, dwordK</text:p>
          </table:table-cell>
          <table:table-cell office:value-type="string" table:number-columns-spanned="3" table:number-rows-spanned="1" table:style-name="ce55">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3">
            <text:p>word++, workK</text:p>
          </table:table-cell>
          <table:table-cell office:value-type="string" table:number-columns-spanned="3" table:number-rows-spanned="1" table:style-name="ce55">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3">
            <text:p>byte++, byteK</text:p>
          </table:table-cell>
          <table:table-cell office:value-type="string" table:number-columns-spanned="3" table:number-rows-spanned="1" table:style-name="ce55">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5">
            <text:p>Group Name</text:p>
          </table:table-cell>
          <table:table-cell office:value-type="string" table:style-name="ce16">
            <text:p>Group Purpose; Place in group hdr file</text:p>
          </table:table-cell>
          <table:table-cell office:value-type="string" table:style-name="ce17">
            <text:p>Tests</text:p>
          </table:table-cell>
          <table:table-cell office:value-type="string" table:style-name="ce18">
            <text:p>Compliance String</text:p>
          </table:table-cell>
          <table:table-cell office:value-type="string" table:content-validation-name="val1" table:style-name="ce19">
            <text:p>Short Description</text:p>
          </table:table-cell>
          <table:table-cell office:value-type="string" table:style-name="ce15">
            <text:p>Long Description</text:p>
          </table:table-cell>
          <table:table-cell office:value-type="string" table:style-name="ce16">
            <text:p>Special Notes</text:p>
          </table:table-cell>
          <table:table-cell table:number-columns-repeated="16377" table:style-name="ce20"/>
        </table:table-row>
        <table:table-row table:style-name="ro5">
          <table:table-cell office:value-type="string" table:style-name="ce21">
            <text:p>GrpInformative</text:p>
          </table:table-cell>
          <table:table-cell office:value-type="string" table:number-columns-spanned="1" table:number-rows-spanned="4" table:style-name="ce56">
            <text:p>To gather constant operating metrics from the DUT, dump that data and perhaps make it available to the gInformative singleton</text:p>
          </table:table-cell>
          <table:table-cell office:value-type="string" table:style-name="ce22">
            <text:p>DumpRegisters_r10b</text:p>
          </table:table-cell>
          <table:table-cell office:value-type="string" table:style-name="ce23">
            <text:p>revision 1.0b, section 2</text:p>
          </table:table-cell>
          <table:table-cell office:value-type="string" table:content-validation-name="val1" table:style-name="ce24">
            <text:p>Dump all registers</text:p>
          </table:table-cell>
          <table:table-cell office:value-type="string" table:style-name="ce24">
            <text:p>Dumps the value of every register, to 2 separate files</text:p>
          </table:table-cell>
          <table:table-cell table:style-name="ce13"/>
          <table:table-cell table:number-columns-repeated="16377" table:style-name="ce25"/>
        </table:table-row>
        <table:table-row-group table:display="false">
          <table:table-row table:style-name="ro3" table:visibility="collapse">
            <table:table-cell table:style-name="ce26"/>
            <table:covered-table-cell/>
            <table:table-cell office:value-type="string" table:style-name="ce27">
              <text:p>CreateACQASQ_r10b</text:p>
            </table:table-cell>
            <table:table-cell office:value-type="string" table:style-name="ce28">
              <text:p>revision 1.0b, section 7</text:p>
            </table:table-cell>
            <table:table-cell office:value-type="string" table:content-validation-name="val1" table:style-name="ce29">
              <text:p>Create an ACQ &amp; ASQ</text:p>
            </table:table-cell>
            <table:table-cell office:value-type="string" table:style-name="ce30">
              <text:p>Create ACQ &amp; ASQ kernel objects with group lifespan. Report this data to the log directory filename: CreateACQASQ_r10b</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IdentifyData_r10b</text:p>
            </table:table-cell>
            <table:table-cell office:value-type="string" table:style-name="ce31">
              <text:p>revision 1.0b, section 7</text:p>
            </table:table-cell>
            <table:table-cell office:value-type="string" table:content-validation-name="val1" table:style-name="ce32">
              <text:p>Issue the identify cmd</text:p>
            </table:table-cell>
            <table:table-cell office:value-type="string" table:style-name="ce33">
              <text:p>Issue the identify cmd to the ASQ. Request both controller and all namspc pages. Dump this data to the log directory.</text:p>
            </table:table-cell>
            <table:table-cell table:style-name="ce13"/>
            <table:table-cell table:number-columns-repeated="16377" table:style-name="ce25"/>
          </table:table-row>
          <table:table-row table:style-name="ro3" table:visibility="collapse">
            <table:table-cell table:style-name="ce26"/>
            <table:covered-table-cell/>
            <table:table-cell office:value-type="string" table:style-name="ce27">
              <text:p>DumpGetFeatures_r10b</text:p>
            </table:table-cell>
            <table:table-cell office:value-type="string" table:style-name="ce28">
              <text:p>revision 1.0b, section 7</text:p>
            </table:table-cell>
            <table:table-cell office:value-type="string" table:content-validation-name="val1" table:style-name="ce30">
              <text:p>Issue the get features cmd</text:p>
            </table:table-cell>
            <table:table-cell office:value-type="string" table:style-name="ce30">
              <text:p>Issue the get features cmd to the ASQ. Request various feature identifiers which are deemed important enough to retrieve for all tests to view easily.</text:p>
            </table:table-cell>
            <table:table-cell table:style-name="ce13"/>
            <table:table-cell table:number-columns-repeated="16377" table:style-name="ce25"/>
          </table:table-row>
        </table:table-row-group>
        <table:table-row table:style-name="ro6">
          <table:table-cell office:value-type="string" table:style-name="ce13">
            <text:p>GrpPciRegisters</text:p>
          </table:table-cell>
          <table:table-cell office:value-type="string" table:style-name="ce13">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3">
            <text:p>revision 1.0b, section 2</text:p>
          </table:table-cell>
          <table:table-cell office:value-type="string" table:content-validation-name="val1" table:style-name="ce30">
            <text:p>Validate all PCI registers syntactically</text:p>
          </table:table-cell>
          <table:table-cell office:value-type="string" table:style-name="ce13">
            <text:p>Validates the following; the RO fields which are not implementation specific contain default values; The RO fields cannot be written; All ASCII fields only contain chars 0x20 to 0x7e.</text:p>
          </table:table-cell>
          <table:table-cell table:style-name="ce28"/>
          <table:table-cell table:number-columns-repeated="16377" table:style-name="ce1"/>
        </table:table-row>
        <table:table-row table:style-name="ro6">
          <table:table-cell office:value-type="string" table:style-name="ce34">
            <text:p>GrpCtrlRegisters</text:p>
          </table:table-cell>
          <table:table-cell office:value-type="string" table:number-columns-spanned="1" table:number-rows-spanned="2" table:style-name="ce56">
            <text:p>Verify valid operation of the ctrl'r register space</text:p>
          </table:table-cell>
          <table:table-cell office:value-type="string" table:style-name="ce35">
            <text:p>AllCtrlrRegs_r10b</text:p>
          </table:table-cell>
          <table:table-cell office:value-type="string" table:style-name="ce13">
            <text:p>revision 1.0b, section 3</text:p>
          </table:table-cell>
          <table:table-cell office:value-type="string" table:content-validation-name="val1" table:style-name="ce36">
            <text:p>Validate all controller registers syntactically</text:p>
          </table:table-cell>
          <table:table-cell office:value-type="string" table:style-name="ce34">
            <text:p>Validates the following; the RO fields which are not implementation specific contain default values; The RO fields cannot be written; All ASCII fields only contain chars 0x20 to 0x7e.</text:p>
          </table:table-cell>
          <table:table-cell table:style-name="ce13"/>
          <table:table-cell table:number-columns-repeated="16377" table:style-name="ce37"/>
        </table:table-row>
        <table:table-row-group table:display="false">
          <table:table-row table:style-name="ro7" table:visibility="collapse">
            <table:table-cell table:style-name="ce38"/>
            <table:covered-table-cell/>
            <table:table-cell office:value-type="string" table:style-name="ce35">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3">
              <text:p>revision 1.0b, section 3</text:p>
            </table:table-cell>
            <table:table-cell office:value-type="string" table:content-validation-name="val1" table:style-name="ce36">
              <text:p>Verify approp registers are reset to default values</text:p>
            </table:table-cell>
            <table:table-cell office:value-type="string" table:style-name="ce34">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3"/>
            <table:table-cell table:number-columns-repeated="16377" table:style-name="ce37"/>
          </table:table-row>
        </table:table-row-group>
        <table:table-row table:style-name="ro3">
          <table:table-cell office:value-type="string" table:style-name="ce39">
            <text:p>GrpBasicInit</text:p>
          </table:table-cell>
          <table:table-cell office:value-type="string" table:number-columns-spanned="1" table:number-rows-spanned="13" table:style-name="ce56">
            <text:p>Verify basic initialization tasks that new hardware will desire to perform for a quick power up general health and quick understanding as to rudimentary features.</text:p>
          </table:table-cell>
          <table:table-cell office:value-type="string" table:style-name="ce27">
            <text:p>CreateACQASQ_r10b</text:p>
          </table:table-cell>
          <table:table-cell office:value-type="string" table:style-name="ce13">
            <text:p>revision 1.0b, section 7</text:p>
          </table:table-cell>
          <table:table-cell office:value-type="string" table:content-validation-name="val1" table:style-name="ce34">
            <text:p>Create an ACQ &amp; ASQ</text:p>
          </table:table-cell>
          <table:table-cell office:value-type="string" table:style-name="ce34">
            <text:p>Create ACQ &amp; ASQ kernel objects with group lifespan. Report this data to the log directory filename: CreateACQASQ_r10b</text:p>
          </table:table-cell>
          <table:table-cell table:style-name="ce28"/>
          <table:table-cell table:number-columns-repeated="16377" table:style-name="ce1"/>
        </table:table-row>
        <table:table-row-group table:display="false">
          <table:table-row table:style-name="ro6" table:visibility="collapse">
            <table:table-cell table:style-name="ce40"/>
            <table:covered-table-cell/>
            <table:table-cell office:value-type="string" table:style-name="ce27">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3">
              <text:p>revision 1.0b, section 7</text:p>
            </table:table-cell>
            <table:table-cell office:value-type="string" table:content-validation-name="val1" table:style-name="ce34">
              <text:p>Create contiguous IOCQ(poll) and IOSQ's</text:p>
            </table:table-cell>
            <table:table-cell office:value-type="string" table:style-name="ce34">
              <text:p>Issue the admin cmds Create 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Poll_r10b</text:p>
            </table:table-cell>
            <table:table-cell office:value-type="string" table:style-name="ce13">
              <text:p>revision 1.0b, section 7</text:p>
            </table:table-cell>
            <table:table-cell office:value-type="string" table:content-validation-name="val1" table:style-name="ce34">
              <text:p>Create discontiguous IOCQ(poll) and IOSQ's</text:p>
            </table:table-cell>
            <table:table-cell office:value-type="string" table:style-name="ce34">
              <text:p>Issue the admin cmds Create discontiguous I/O SQ and Create I/Q CQ(poll) to the ASQ and reap the resulting CE's from the ACQ to certify those Q's have been created.</text:p>
            </table:table-cell>
            <table:table-cell table:style-name="ce28"/>
            <table:table-cell table:number-columns-repeated="16377" table:style-name="ce1"/>
          </table:table-row>
          <table:table-row table:style-name="ro3" table:visibility="collapse">
            <table:table-cell table:style-name="ce40"/>
            <table:covered-table-cell/>
            <table:table-cell office:value-type="string" table:style-name="ce27">
              <text:p>WriteDataPat_r10b</text:p>
            </table:table-cell>
            <table:table-cell office:value-type="string" table:style-name="ce13">
              <text:p>revision 1.0b, section 6</text:p>
            </table:table-cell>
            <table:table-cell office:value-type="string" table:content-validation-name="val1" table:style-name="ce34">
              <text:p>Write a well known data pattern to media</text:p>
            </table:table-cell>
            <table:table-cell office:value-type="string" table:style-name="ce34">
              <text:p>Issue an NVM cmd set write command with a well known data pattern to namspc #1. The write command shall be completely generic.</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VerifyDataPat_r10b</text:p>
            </table:table-cell>
            <table:table-cell office:value-type="string" table:style-name="ce13">
              <text:p>revision 1.0b, section 6</text:p>
            </table:table-cell>
            <table:table-cell office:value-type="string" table:content-validation-name="val1" table:style-name="ce34">
              <text:p>Verify a well known data pattern from media</text:p>
            </table:table-cell>
            <table:table-cell office:value-type="string" table:style-name="ce34">
              <text:p>Issue an NVM cmd set read command and compare the data with a previously written well known data pattern from namspc #1. The read command shall be completely generic.</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Contig_r10b</text:p>
            </table:table-cell>
            <table:table-cell office:value-type="string" table:style-name="ce13">
              <text:p>revision 1.0b, section 7</text:p>
            </table:table-cell>
            <table:table-cell office:value-type="string" table:content-validation-name="val1" table:style-name="ce34">
              <text:p>Delete contiguous IOCQ and IOSQ's</text:p>
            </table:table-cell>
            <table:table-cell office:value-type="string" table:style-name="ce34">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7" table:visibility="collapse">
            <table:table-cell table:style-name="ce40"/>
            <table:covered-table-cell/>
            <table:table-cell office:value-type="string" table:style-name="ce27">
              <text:p>DeleteIOQDiscontig_r10b</text:p>
            </table:table-cell>
            <table:table-cell office:value-type="string" table:style-name="ce13">
              <text:p>revision 1.0b, section 7</text:p>
            </table:table-cell>
            <table:table-cell office:value-type="string" table:content-validation-name="val1" table:style-name="ce34">
              <text:p>Delete discontiguous IOCQ and IOSQ's</text:p>
            </table:table-cell>
            <table:table-cell office:value-type="string" table:style-name="ce34">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ContigISR_r10b</text:p>
            </table:table-cell>
            <table:table-cell office:value-type="string" table:style-name="ce13">
              <text:p>revision 1.0b, section 7</text:p>
            </table:table-cell>
            <table:table-cell office:value-type="string" table:content-validation-name="val1" table:style-name="ce34">
              <text:p>Create contiguous IOCQ(ISR) and IOSQ's</text:p>
            </table:table-cell>
            <table:table-cell office:value-type="string" table:style-name="ce34">
              <text:p>Issue the admin cmds Create 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6" table:visibility="collapse">
            <table:table-cell table:style-name="ce40"/>
            <table:covered-table-cell/>
            <table:table-cell office:value-type="string" table:style-name="ce27">
              <text:p>CreateIOQDiscontigISR_r10b</text:p>
            </table:table-cell>
            <table:table-cell office:value-type="string" table:style-name="ce13">
              <text:p>revision 1.0b, section 7</text:p>
            </table:table-cell>
            <table:table-cell office:value-type="string" table:content-validation-name="val1" table:style-name="ce34">
              <text:p>Create discontiguous IOCQ(ISR) and IOSQ's</text:p>
            </table:table-cell>
            <table:table-cell office:value-type="string" table:style-name="ce34">
              <text:p>Issue the admin cmds Create discontiguous I/O SQ and Create I/Q CQ(ISR) to the ASQ and reap the resulting CE's from the ACQ to certify those Q's have been created.</text:p>
            </table:table-cell>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Write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VerifyDataPat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 table:style-name="ro4" table:visibility="collapse">
            <table:table-cell table:style-name="ce40"/>
            <table:covered-table-cell/>
            <table:table-cell office:value-type="string" table:style-name="ce27">
              <text:p>DeleteIOQDiscontig_r10b</text:p>
            </table:table-cell>
            <table:table-cell office:value-type="string" table:number-columns-spanned="3" table:number-rows-spanned="1" table:style-name="ce57">
              <text:p>Exact same test as above, simply add the test in 2 places within the group, no new code needed.</text:p>
            </table:table-cell>
            <table:covered-table-cell table:number-columns-repeated="2"/>
            <table:table-cell table:style-name="ce28"/>
            <table:table-cell table:number-columns-repeated="16377" table:style-name="ce1"/>
          </table:table-row>
        </table:table-row-group>
        <table:table-row table:style-name="ro8">
          <table:table-cell office:value-type="string" table:style-name="ce39">
            <text:p>GrpResets</text:p>
          </table:table-cell>
          <table:table-cell office:value-type="string" table:number-columns-spanned="1" table:number-rows-spanned="3" table:style-name="ce56">
            <text:p>All reset related testing will be grouped within</text:p>
          </table:table-cell>
          <table:table-cell office:value-type="string" table:style-name="ce35">
            <text:p>CtrlrResetIOQDeleted</text:p>
          </table:table-cell>
          <table:table-cell office:value-type="string" table:style-name="ce13">
            <text:p>revision 1.0b, section 7</text:p>
          </table:table-cell>
          <table:table-cell office:value-type="string" table:content-validation-name="val1" table:style-name="ce29">
            <text:p>Ctrlr resets cause IOSQ &amp; IOCQ's to be deleted</text:p>
          </table:table-cell>
          <table:table-cell office:value-type="string" table:style-name="ce34">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8"/>
          <table:table-cell table:number-columns-repeated="16377" table:style-name="ce1"/>
        </table:table-row>
        <table:table-row-group table:display="false">
          <table:table-row table:style-name="ro6" table:visibility="collapse">
            <table:table-cell table:style-name="ce41"/>
            <table:covered-table-cell/>
            <table:table-cell office:value-type="string" table:style-name="ce29">
              <text:p>CtrlrResetAsyncEventAbort</text:p>
            </table:table-cell>
            <table:table-cell office:value-type="string" table:style-name="ce13">
              <text:p>revision 1.0b, section 5</text:p>
            </table:table-cell>
            <table:table-cell office:value-type="string" table:content-validation-name="val1" table:style-name="ce29">
              <text:p>Ctrlr resets cause async events to become aborted.</text:p>
            </table:table-cell>
            <table:table-cell office:value-type="string" table:style-name="ce34">
              <text:p>A ctrlr reset doesn't remove the ACQ, thus all outstanding async req cmds will be aborted by a CE in the ACQ. The ACQ can be interrogated while (CC.EN=0) to verify their existennce.</text:p>
            </table:table-cell>
            <table:table-cell table:style-name="ce28"/>
            <table:table-cell table:number-columns-repeated="16377" table:style-name="ce1"/>
          </table:table-row>
          <table:table-row table:style-name="ro9" table:visibility="collapse">
            <table:table-cell table:style-name="ce42"/>
            <table:covered-table-cell/>
            <table:table-cell office:value-type="string" table:style-name="ce29">
              <text:p>CtrlrResetNotEffectAdminQ</text:p>
            </table:table-cell>
            <table:table-cell office:value-type="string" table:style-name="ce13">
              <text:p>revision 1.0b, section 5</text:p>
            </table:table-cell>
            <table:table-cell office:value-type="string" table:content-validation-name="val1" table:style-name="ce29">
              <text:p>Ctrlr resets do not affect ACQ or ASQ.</text:p>
            </table:table-cell>
            <table:table-cell office:value-type="string" table:style-name="ce34">
              <text:p>Create ACQ &amp; ASQ, cause (CC.EN=0), then re-enable ctrlr, verify the admin Q's are still operation by sending an Identify and verifying it completes successfully.</text:p>
            </table:table-cell>
            <table:table-cell table:style-name="ce28"/>
            <table:table-cell table:number-columns-repeated="16377" table:style-name="ce1"/>
          </table:table-row>
        </table:table-row-group>
        <table:table-row table:style-name="ro6">
          <table:table-cell office:value-type="string" table:style-name="ce39">
            <text:p>GrpGeneralCmds</text:p>
          </table:table-cell>
          <table:table-cell office:value-type="string" table:number-columns-spanned="1" table:number-rows-spanned="4" table:style-name="ce58">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8"/>
          <table:table-cell table:number-columns-repeated="16377" table:style-name="ce1"/>
        </table:table-row>
        <table:table-row-group>
          <table:table-row table:style-name="ro6">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8"/>
            <table:table-cell table:number-columns-repeated="16377" table:style-name="ce1"/>
          </table:table-row>
          <table:table-row table:style-name="ro6">
            <table:table-cell table:style-name="ce42"/>
            <table:covered-table-cell/>
            <table:table-cell office:value-type="string" table:style-name="ce43">
              <text:p>IllegalAdminCmds_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NVM cmd set and issue all other illegal opcodes. <text:s/>Verify status code in the CE of ACQ is 1h.</text:p>
            </table:table-cell>
            <table:table-cell table:style-name="ce28"/>
            <table:table-cell table:number-columns-repeated="16377" table:style-name="ce1"/>
          </table:table-row>
          <table:table-row table:style-name="ro10">
            <table:table-cell table:style-name="ce42"/>
            <table:covered-table-cell/>
            <table:table-cell office:value-type="string" table:style-name="ce43">
              <text:p>IllegalNVMCmds_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ACQ is 1h.</text:p>
            </table:table-cell>
            <table:table-cell table:style-name="ce28"/>
            <table:table-cell table:number-columns-repeated="16377" table:style-name="ce1"/>
          </table:table-row>
        </table:table-row-group>
        <table:table-row table:style-name="ro7">
          <table:table-cell office:value-type="string" table:style-name="ce39">
            <text:p>GrpQueues</text:p>
          </table:table-cell>
          <table:table-cell office:value-type="string" table:number-columns-spanned="1" table:number-rows-spanned="15" table:style-name="ce56">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4">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8"/>
          <table:table-cell table:number-columns-repeated="16377" table:style-name="ce1"/>
        </table:table-row>
        <table:table-row-group>
          <table:table-row table:style-name="ro7">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4">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8"/>
            <table:table-cell table:number-columns-repeated="16377" table:style-name="ce1"/>
          </table:table-row>
          <table:table-row table:style-name="ro11">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4">
              <text:p>Create an ASQ/ACQ pair of size 2 and 4096; however the ASQ starts with max size while the ACQ starts with min size. Issue (max Q size plus 2) w/r to the ASQ using generic identify cmd to fill and rollover the Q's, reaping each cmd as one is submitted, verify each CE.SQID is correct while filling. Verify ASQ tail_ptr = 2, ACQ head_ptr = &lt;calc_based_on_ACQ_size&gt;,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4">
              <text:p>Search for 1 of the following namspcs to run test. Find 1st bare namspc, or find 1st meta namspc, or find 1st E2E namspc. Create an IOSQ/IOCQ pair of size 2 thru CAP.MQES in steps of a defined constant. Issue (max Q size plus 2) generic NVM write cmds, sending 1 block and approp supporting meta/E2E if neccessary to the selected namspc at LBA 0, to fill and rollover the Q's, reaping each cmd as one is submitted, verify each CE.SQID is correct while filling. Verify IOSQ tail_ptr = 2, IOCQ head_ptr = 2, and CE.SQHD = 2.</text:p>
            </table:table-cell>
            <table:table-cell table:style-name="ce28"/>
            <table:table-cell table:number-columns-repeated="16377" table:style-name="ce1"/>
          </table:table-row>
          <table:table-row table:style-name="ro12">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4">
              <text:p>Create an IOSQ/IOCQ pair of size 2 thru CAP.MQES in steps of a defined constant; however the IOSQ starts with max size while the IOCQ starts with min size. Issue (max Q size plus 2) w/r to the IOSQ using generic NVM write cmds sending 1 block and approp supporting meta/E2E if neccessary to the selected namspc at LBA 0, to fill and rollover the Q's, reaping each cmd as one is submitted, verify each CE.SQID is correct while filling. Verify IOSQ tail_ptr = 2, IOCQ head_ptr = &lt;calc_based_on_IOCQ_size&gt;, and CE.SQHD = 2.</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4">
              <text:p>Search for 1 of the following namspcs to run test. Find 1st bare namspc, or find 1st meta namspc, or find 1st E2E namspc. Loop and create IOSQ's <text:s/>from 1 to GetFeatures.NumberOfQueuesID (NSQA) and assoc all with a single IOCQ for each iteration. Isssue a single NVM write cmd sending 1 block and approp supporting meta/E2E if neccessary to the selected namspc at LBA 0, to every IOSQ each iteration and verify CE success, CE.SQHD=1, and CE.SQID refers back to the correct IOSQ.</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3">
              <text:p>Create 3 cases where ASQ {&lt;, =, &gt;} ACQ. Submit ((ASQ.size + ACQ.size) - 2) cmds into ASQ, ring the doorbell for each cmd, but never reap from the ACQ. This condition should remain full for some reasonable amount of time.</text:p>
            </table:table-cell>
            <table:table-cell table:style-name="ce28"/>
            <table:table-cell table:number-columns-repeated="16377" table:style-name="ce1"/>
          </table:table-row>
          <table:table-row table:style-name="ro6">
            <table:table-cell table:style-name="ce50"/>
            <table:covered-table-cell/>
            <table:table-cell office:value-type="string" table:style-name="ce14">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3">
              <text:p>Create 3 cases where IOSQ {&lt;, =, &gt;} IOCQ. Submit ((IOSQ.size + IOCQ.size) - 2) cmds into IOSQ, ring the doorbell for each cmd, but never reap from the IOCQ. This condition should remain full for some reasonable amount of time.</text:p>
            </table:table-cell>
            <table:table-cell table:style-name="ce28"/>
            <table:table-cell table:number-columns-repeated="16377" table:style-name="ce1"/>
          </table:table-row>
          <table:table-row table:style-name="ro11">
            <table:table-cell table:style-name="ce50"/>
            <table:covered-table-cell/>
            <table:table-cell office:value-type="string" table:style-name="ce14">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3">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3">
              <text:p>Issue DeleteIOSQ and DeleteIOCQ cmds, specify QID=0 trying to delete all admin Q's, expect status code = "Invalid Q ID"</text:p>
            </table:table-cell>
            <table:table-cell table:style-name="ce28"/>
            <table:table-cell table:number-columns-repeated="16377" table:style-name="ce1"/>
          </table:table-row>
          <table:table-row table:style-name="ro7">
            <table:table-cell table:style-name="ce50"/>
            <table:covered-table-cell/>
            <table:table-cell office:value-type="string" table:style-name="ce14">
              <text:p>IllegalCreateQs_r10b</text:p>
            </table:table-cell>
            <table:table-cell office:value-type="string" table:style-name="ce43">
              <text:p>revision 1.0b, section 5</text:p>
            </table:table-cell>
            <table:table-cell office:value-type="string" table:content-validation-name="val1" table:style-name="ce45">
              <text:p>Create admin Q's with DeleteIOQ cmds</text:p>
            </table:table-cell>
            <table:table-cell office:value-type="string" table:style-name="ce13">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8"/>
            <table:table-cell table:number-columns-repeated="16377" table:style-name="ce1"/>
          </table:table-row>
          <table:table-row table:style-name="ro3">
            <table:table-cell table:style-name="ce50"/>
            <table:covered-table-cell/>
            <table:table-cell office:value-type="string" table:style-name="ce14">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3">
              <text:p>Issue Create IOSQ cmd before an IOCQ exists, thus specify an unallocated IOCQ to expect status code = "Completion Q Invalid"</text:p>
            </table:table-cell>
            <table:table-cell table:style-name="ce28"/>
            <table:table-cell table:number-columns-repeated="16377" table:style-name="ce1"/>
          </table:table-row>
          <table:table-row table:style-name="ro12">
            <table:table-cell table:style-name="ce50"/>
            <table:covered-table-cell/>
            <table:table-cell office:value-type="string" table:style-name="ce14">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3">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50"/>
            <table:covered-table-cell/>
            <table:table-cell office:value-type="string" table:style-name="ce14">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3">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8">
              <text:p>Call some variation of Informative::GetFeaturesNumOfQueues() to determin the max number of queues allowed.</text:p>
            </table:table-cell>
            <table:table-cell table:number-columns-repeated="16377" table:style-name="ce1"/>
          </table:table-row>
          <table:table-row table:style-name="ro13">
            <table:table-cell table:style-name="ce42"/>
            <table:covered-table-cell/>
            <table:table-cell office:value-type="string" table:style-name="ce14">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3">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8"/>
            <table:table-cell table:number-columns-repeated="16377" table:style-name="ce1"/>
          </table:table-row>
        </table:table-row-group>
        <table:table-row table:style-name="ro12">
          <table:table-cell office:value-type="string" table:style-name="ce13">
            <text:p>GrpNVMWriteCmd</text:p>
          </table:table-cell>
          <table:table-cell office:value-type="string" table:number-columns-spanned="1" table:number-rows-spanned="18" table:style-name="ce56">
            <text:p>NVM cmd set write test cases that don't require data verification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4">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4">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4">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3">
              <text:p>Determine Identify.NN and issue write cmd send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6">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write cmds where each is sending 1 data block at LBA 0 and vary the values of DW12.PRINFO.PRACT from 0x0 to 0x0f, expect success for all.</text:p>
            </table:table-cell>
            <table:table-cell table:style-name="ce28"/>
            <table:table-cell table:number-columns-repeated="16377" table:style-name="ce1"/>
          </table:table-row>
          <table:table-row table:style-name="ro7">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1">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1">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6">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12">
          <table:table-cell office:value-type="string" table:style-name="ce39">
            <text:p>GrpNVMWriteReadCombo</text:p>
          </table:table-cell>
          <table:table-cell office:value-type="string" table:number-columns-spanned="1" table:number-rows-spanned="15" table:style-name="ce59">
            <text:p>NVM cmd set write/read test cases that require data verification to detect a successful outcome.</text:p>
          </table: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4"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5"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8">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text:p>
            </table:table-cell>
            <table:table-cell table:number-columns-repeated="16377" table:style-name="ce1"/>
          </table:table-row>
          <table:table-row table:style-name="ro18"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8"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3"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2"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8">
              <text:p>Use MemBuffer::Init(); Each buffer's send_64b_bitmask = (MASK_PRP1_PAGE | MASK_PRP2_PAGE | MASK_PRP2_LIST)</text:p>
            </table:table-cell>
            <table:table-cell table:number-columns-repeated="16377" table:style-name="ce1"/>
          </table:table-row>
          <table:table-row table:style-name="ro19"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8"/>
            <table:table-cell table:number-columns-repeated="16377" table:style-name="ce1"/>
          </table:table-row>
          <table:table-row table:style-name="ro16"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16"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3">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8"/>
            <table:table-cell table:number-columns-repeated="16377" table:style-name="ce1"/>
          </table:table-row>
        </table:table-row-group>
        <table:table-row table:style-name="ro12">
          <table:table-cell office:value-type="string" table:style-name="ce39">
            <text:p>GrpNVMReadCmd</text:p>
          </table:table-cell>
          <table:table-cell office:value-type="string" table:number-columns-spanned="1" table:number-rows-spanned="15" table:style-name="ce59">
            <text:p>NVM cmd set read test cases that don't require data to be written to media 1st to detect a successful outcome.</text:p>
          </table: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4">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group>
          <table:table-row table:style-name="ro12">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4">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12">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4">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3">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3">
              <text:p>Determine Identify.NN and issue read cmd requesting 1 block, to all namspcs not supported by DUT, expect failure.</text:p>
            </table:table-cell>
            <table:table-cell table:style-name="ce28"/>
            <table:table-cell table:number-columns-repeated="16377" table:style-name="ce1"/>
          </table:table-row>
          <table:table-row table:style-name="ro12">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8"/>
            <table:table-cell table:number-columns-repeated="16377" table:style-name="ce1"/>
          </table:table-row>
          <table:table-row table:style-name="ro6">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8">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3">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8"/>
            <table:table-cell table:number-columns-repeated="16377" table:style-name="ce1"/>
          </table:table-row>
          <table:table-row table:style-name="ro11">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11">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table:style-name="ce28"/>
            <table:table-cell table:number-columns-repeated="16377" table:style-name="ce1"/>
          </table:table-row>
          <table:table-row table:style-name="ro5">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table:style-name="ce28"/>
            <table:table-cell table:number-columns-repeated="16377" table:style-name="ce1"/>
          </table:table-row>
          <table:table-row table:style-name="ro4">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table:style-name="ce28"/>
            <table:table-cell table:number-columns-repeated="16377" table:style-name="ce1"/>
          </table:table-row>
        </table:table-row-group>
        <table:table-row table:style-name="ro3">
          <table:table-cell office:value-type="string" table:style-name="ce39">
            <text:p>GrpNVMFlushCmd</text:p>
          </table:table-cell>
          <table:table-cell office:value-type="string" table:number-columns-spanned="1" table:number-rows-spanned="5" table:style-name="ce59">
            <text:p>NVM cmd set flush test cases.</text:p>
          </table: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3">
            <text:p>Determine Identify.NN and issue flush cmd to all namspcs not supported by DUT, expect failure.</text:p>
          </table:table-cell>
          <table:table-cell table:style-name="ce28"/>
          <table:table-cell table:number-columns-repeated="16377" table:style-name="ce1"/>
        </table:table-row>
        <table:table-row-group>
          <table:table-row table:style-name="ro11"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8">
              <text:p>Code reuse: this test is very similar to test case tnvme/Grp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8">
              <text:p>Code reuse: this test is very similar to test case tnvme/Grp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8">
              <text:p>Code reuse: this test is very similar to test case tnvme/GrpWriteReadCombo/StartingLBAE2E_r10b</text:p>
            </table:table-cell>
            <table:table-cell table:number-columns-repeated="16377" table:style-name="ce1"/>
          </table:table-row>
        </table:table-row-group>
        <table:table-row table:style-name="ro7">
          <table:table-cell office:value-type="string" table:style-name="ce13">
            <text:p>GrpNVMWriteUncorrectCmd</text:p>
          </table:table-cell>
          <table:table-cell office:value-type="string" table:number-columns-spanned="1" table:number-rows-spanned="10" table:style-name="ce59">
            <text:p>NVM cmd set write uncorrectabl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29">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4">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8"/>
            <table:table-cell table:number-columns-repeated="16377" table:style-name="ce1"/>
          </table:table-row>
          <table:table-row table:style-name="ro21" table:visibility="collapse">
            <table:table-cell table:style-name="ce42"/>
            <table:covered-table-cell/>
            <table:table-cell office:value-type="string" table:style-name="ce14">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3">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3">
              <text:p>Determine Identify.NN and issue write-uncorrect cmd at LBA 0, where DW12.NLB = 0 to all namspcs not supported by DUT, expect failur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8"/>
            <table:table-cell table:number-columns-repeated="16377" table:style-name="ce1"/>
          </table:table-row>
          <table:table-row table:style-name="ro7" table:visibility="collapse">
            <table:table-cell table:style-name="ce42"/>
            <table:covered-table-cell/>
            <table:table-cell office:value-type="string" table:style-name="ce14">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3">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8">
              <text:p>Use Cmd::SetDword() function to set MPTR field.</text:p>
            </table:table-cell>
            <table:table-cell table:number-columns-repeated="16377" table:style-name="ce1"/>
          </table:table-row>
          <table:table-row table:style-name="ro11" table:visibility="collapse">
            <table:table-cell table:style-name="ce42"/>
            <table:covered-table-cell/>
            <table:table-cell office:value-type="string" table:style-name="ce14">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3">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8"/>
            <table:table-cell table:number-columns-repeated="16377" table:style-name="ce1"/>
          </table:table-row>
          <table:table-row table:style-name="ro18" table:visibility="collapse">
            <table:table-cell table:style-name="ce42"/>
            <table:covered-table-cell/>
            <table:table-cell office:value-type="string" table:style-name="ce14">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3">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3">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 table:style-name="ro12" table:visibility="collapse">
            <table:table-cell table:style-name="ce42"/>
            <table:covered-table-cell/>
            <table:table-cell office:value-type="string" table:style-name="ce14">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3">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8"/>
            <table:table-cell table:number-columns-repeated="16377" table:style-name="ce1"/>
          </table:table-row>
        </table:table-row-group>
        <table:table-row table:style-name="ro7">
          <table:table-cell office:value-type="string" table:style-name="ce39">
            <text:p>GrpNVMDatasetMgmtCmd</text:p>
          </table:table-cell>
          <table:table-cell office:value-type="string" table:number-columns-spanned="1" table:number-rows-spanned="16" table:style-name="ce56">
            <text:p>NVM cmd set dataset mgmt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3" table:visibility="collapse">
            <table:table-cell table:style-name="ce7"/>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3">
              <text:p>Determine Identify.NN and issue dataset mgmt cmd to all namspcs not supported by DUT, expect failure.</text:p>
            </table:table-cell>
            <table:table-cell table:style-name="ce28"/>
            <table:table-cell table:number-columns-repeated="16377" table:style-name="ce1"/>
          </table:table-row>
          <table:table-row table:style-name="ro18"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8">
              <text:p>Each buffer's send_64b_bitmask = (MASK_PRP1_PAGE | MASK_PRP2_PAGE)</text:p>
            </table:table-cell>
            <table:table-cell table:number-columns-repeated="16377" table:style-name="ce1"/>
          </table:table-row>
          <table:table-row table:style-name="ro14" table:visibility="collapse">
            <table:table-cell table:style-name="ce42"/>
            <table:covered-table-cell/>
            <table:table-cell office:value-type="string" table:style-name="ce14">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3">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8">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8" table:visibility="collapse">
            <table:table-cell table:style-name="ce42"/>
            <table:covered-table-cell/>
            <table:table-cell office:value-type="string" table:style-name="ce14">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1" table:visibility="collapse">
            <table:table-cell table:style-name="ce42"/>
            <table:covered-table-cell/>
            <table:table-cell office:value-type="string" table:style-name="ce14">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3">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6" table:visibility="collapse">
            <table:table-cell table:style-name="ce42"/>
            <table:covered-table-cell/>
            <table:table-cell office:value-type="string" table:style-name="ce14">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9" table:visibility="collapse">
            <table:table-cell table:style-name="ce42"/>
            <table:covered-table-cell/>
            <table:table-cell office:value-type="string" table:style-name="ce14">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3">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3" table:visibility="collapse">
            <table:table-cell table:style-name="ce42"/>
            <table:covered-table-cell/>
            <table:table-cell office:value-type="string" table:style-name="ce14">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2"/>
            <table:covered-table-cell/>
            <table:table-cell office:value-type="string" table:style-name="ce14">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3">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visibility="collapse">
            <table:table-cell table:style-name="ce42"/>
            <table:covered-table-cell/>
            <table:table-cell office:value-type="string" table:style-name="ce14">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2" table:visibility="collapse">
            <table:table-cell table:style-name="ce42"/>
            <table:covered-table-cell/>
            <table:table-cell office:value-type="string" table:style-name="ce14">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3">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8">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 table:style-name="ro12" table:visibility="collapse">
            <table:table-cell table:style-name="ce42"/>
            <table:covered-table-cell/>
            <table:table-cell office:value-type="string" table:style-name="ce14">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3">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8">
              <text:p>Use MemBuffer::InitOffset1stPage(); Each buffer's send_64b_bitmask = (MASK_PRP1_PAGE | MASK_PRP2_PAGE).</text:p>
            </table:table-cell>
            <table:table-cell table:number-columns-repeated="16377" table:style-name="ce1"/>
          </table:table-row>
        </table:table-row-group>
        <table:table-row table:style-name="ro7">
          <table:table-cell office:value-type="string" table:style-name="ce39">
            <text:p>GrpNVMCompareCmd</text:p>
          </table:table-cell>
          <table:table-cell office:value-type="string" table:number-columns-spanned="1" table:number-rows-spanned="33" table:style-name="ce56">
            <text:p>NVM cmd set compare test cases.</text:p>
          </table:table-cell>
          <table:table-cell office:value-type="string" table:style-name="ce29">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NVMWriteUncorrectCmd/Identify_r10b.</text:p>
          </table:table-cell>
          <table:table-cell table:number-columns-repeated="16377" table:style-name="ce1"/>
        </table:table-row>
        <table:table-row-group>
          <table:table-row table:style-name="ro12" table:visibility="collapse">
            <table:table-cell table:style-name="ce7"/>
            <table:covered-table-cell/>
            <table:table-cell office:value-type="string" table:style-name="ce29">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4">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Bare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4">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Meta_r10b.</text:p>
            </table:table-cell>
            <table:table-cell table:number-columns-repeated="16377" table:style-name="ce1"/>
          </table:table-row>
          <table:table-row table:style-name="ro12" table:visibility="collapse">
            <table:table-cell table:style-name="ce51"/>
            <table:covered-table-cell/>
            <table:table-cell office:value-type="string" table:style-name="ce29">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4">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8">
              <text:p>NOTE: Similar test exists at GrpNVMWriteCmd/LBAOutOfRangeE2E_r10b.</text:p>
            </table:table-cell>
            <table:table-cell table:number-columns-repeated="16377" table:style-name="ce1"/>
          </table:table-row>
          <table:table-row table:style-name="ro3" table:visibility="collapse">
            <table:table-cell table:style-name="ce42"/>
            <table:covered-table-cell/>
            <table:table-cell office:value-type="string" table:style-name="ce14">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3">
              <text:p>Determine Identify.NN and issue compare cmd sending 1 block, to all namspcs not supported by DUT, expect failure.</text:p>
            </table:table-cell>
            <table:table-cell office:value-type="string" table:style-name="ce28">
              <text:p>NOTE: Similar test exists at GrpNVMWriteCmd/InvalidNamspc_r10b.</text:p>
            </table:table-cell>
            <table:table-cell table:number-columns-repeated="16377" table:style-name="ce1"/>
          </table:table-row>
          <table:table-row table:style-name="ro22" table:visibility="collapse">
            <table:table-cell table:style-name="ce42"/>
            <table:covered-table-cell/>
            <table:table-cell office:value-type="string" table:style-name="ce14">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3">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8">
              <text:p>NOTE: Similar test exists at GrpNVMWriteCmd/UnsupportedRsvdFields_r10b.</text:p>
            </table:table-cell>
            <table:table-cell table:number-columns-repeated="16377" table:style-name="ce1"/>
          </table:table-row>
          <table:table-row table:style-name="ro11" table:visibility="collapse">
            <table:table-cell table:style-name="ce42"/>
            <table:covered-table-cell/>
            <table:table-cell office:value-type="string" table:style-name="ce14">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3">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8">
              <text:p>Use Cmd::SetDword() function to set MPTR field. NOTE: Similar test exists at GrpNVMWriteCmd/IgnoreMetaPtrBare_r10b.</text:p>
            </table:table-cell>
            <table:table-cell table:number-columns-repeated="16377" table:style-name="ce1"/>
          </table:table-row>
          <table:table-row table:style-name="ro18" table:visibility="collapse">
            <table:table-cell table:style-name="ce42"/>
            <table:covered-table-cell/>
            <table:table-cell office:value-type="string" table:style-name="ce14">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3">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Meta_r10b.</text:p>
            </table:table-cell>
            <table:table-cell table:number-columns-repeated="16377" table:style-name="ce1"/>
          </table:table-row>
          <table:table-row table:style-name="ro18" table:visibility="collapse">
            <table:table-cell table:style-name="ce42"/>
            <table:covered-table-cell/>
            <table:table-cell office:value-type="string" table:style-name="ce14">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3">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8">
              <text:p>Use Cmd::SetDword() function to set MPTR field. NOTE: Similar test exists at GrpNVMWriteCmd/IgnoreMetaPtrE2E_r10b.</text:p>
            </table:table-cell>
            <table:table-cell table:number-columns-repeated="16377" table:style-name="ce1"/>
          </table:table-row>
          <table:table-row table:style-name="ro18" table:visibility="collapse">
            <table:table-cell table:style-name="ce42"/>
            <table:covered-table-cell/>
            <table:table-cell office:value-type="string" table:style-name="ce14">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3">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8">
              <text:p>NOTE: Similar test exists at GrpNVMWriteCmd/ProtInfoIgnoreBare_r10b.</text:p>
            </table:table-cell>
            <table:table-cell table:number-columns-repeated="16377" table:style-name="ce1"/>
          </table:table-row>
          <table:table-row table:style-name="ro18" table:visibility="collapse">
            <table:table-cell table:style-name="ce42"/>
            <table:covered-table-cell/>
            <table:table-cell office:value-type="string" table:style-name="ce14">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3">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8">
              <text:p>NOTE: Similar test exists at GrpNVMWriteCmd/ProtInfoIgnore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3">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8">
              <text:p>NOTE: Similar test exists at GrpNVMWriteCmd/ConflictAtrib_r10b.</text:p>
            </table:table-cell>
            <table:table-cell table:number-columns-repeated="16377" table:style-name="ce1"/>
          </table:table-row>
          <table:table-row table:style-name="ro13" table:visibility="collapse">
            <table:table-cell table:style-name="ce42"/>
            <table:covered-table-cell/>
            <table:table-cell office:value-type="string" table:style-name="ce14">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3">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FU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3">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8">
              <text:p>NOTE: Similar test exists at GrpNVMWriteCmd/LimitedRetry_r10b.</text:p>
            </table:table-cell>
            <table:table-cell table:number-columns-repeated="16377" table:style-name="ce1"/>
          </table:table-row>
          <table:table-row table:style-name="ro3" table:visibility="collapse">
            <table:table-cell table:style-name="ce42"/>
            <table:covered-table-cell/>
            <table:table-cell office:value-type="string" table:style-name="ce52">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3">
              <text:p>TBD</text:p>
            </table:table-cell>
            <table:table-cell office:value-type="string" table:style-name="ce28">
              <text:p>NOTE: Similar test exists at GrpNVMWriteCmd/ProtInfo_r10b.</text:p>
            </table:table-cell>
            <table:table-cell table:number-columns-repeated="16377" table:style-name="ce1"/>
          </table:table-row>
          <table:table-row table:style-name="ro11" table:visibility="collapse">
            <table:table-cell table:style-name="ce42"/>
            <table:covered-table-cell/>
            <table:table-cell office:value-type="string" table:style-name="ce52">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3">
              <text:p>TBD</text:p>
            </table:table-cell>
            <table:table-cell office:value-type="string" table:style-name="ce28">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3" table:visibility="collapse">
            <table:table-cell table:style-name="ce42"/>
            <table:covered-table-cell/>
            <table:table-cell office:value-type="string" table:style-name="ce52">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3">
              <text:p>TBD</text:p>
            </table:table-cell>
            <table:table-cell office:value-type="string" table:style-name="ce28">
              <text:p>NOTE: Similar test exists at GrpNVMWriteCmd/ILBRT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3">
              <text:p>TBD</text:p>
            </table:table-cell>
            <table:table-cell office:value-type="string" table:style-name="ce28">
              <text:p>NOTE: Similar test exists at GrpNVMWriteCmd/LBATM_r10b.</text:p>
            </table:table-cell>
            <table:table-cell table:number-columns-repeated="16377" table:style-name="ce1"/>
          </table:table-row>
          <table:table-row table:style-name="ro3" table:visibility="collapse">
            <table:table-cell table:style-name="ce42"/>
            <table:covered-table-cell/>
            <table:table-cell office:value-type="string" table:style-name="ce52">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3">
              <text:p>TBD</text:p>
            </table:table-cell>
            <table:table-cell office:value-type="string" table:style-name="ce28">
              <text:p>NOTE: Similar test exists at GrpNVMWriteCmd/LBAT_r10b.</text:p>
            </table:table-cell>
            <table:table-cell table:number-columns-repeated="16377" table:style-name="ce1"/>
          </table:table-row>
          <table:table-row table:style-name="ro12" table:visibility="collapse">
            <table:table-cell table:style-name="ce7"/>
            <table:covered-table-cell/>
            <table:table-cell office:value-type="string" table:style-name="ce29">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8">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4" table:visibility="collapse">
            <table:table-cell table:style-name="ce42"/>
            <table:covered-table-cell/>
            <table:table-cell office:value-type="string" table:style-name="ce14">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3">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5" table:visibility="collapse">
            <table:table-cell table:style-name="ce42"/>
            <table:covered-table-cell/>
            <table:table-cell office:value-type="string" table:style-name="ce14">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8">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6" table:visibility="collapse">
            <table:table-cell table:style-name="ce42"/>
            <table:covered-table-cell/>
            <table:table-cell office:value-type="string" table:style-name="ce14">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8">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7" table:visibility="collapse">
            <table:table-cell table:style-name="ce42"/>
            <table:covered-table-cell/>
            <table:table-cell office:value-type="string" table:style-name="ce14">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3">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8">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8" table:visibility="collapse">
            <table:table-cell table:style-name="ce42"/>
            <table:covered-table-cell/>
            <table:table-cell office:value-type="string" table:style-name="ce14">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3">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8">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3">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8">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visibility="collapse">
            <table:table-cell table:style-name="ce42"/>
            <table:covered-table-cell/>
            <table:table-cell office:value-type="string" table:style-name="ce14">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3">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8">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visibility="collapse">
            <table:table-cell table:style-name="ce42"/>
            <table:covered-table-cell/>
            <table:table-cell office:value-type="string" table:style-name="ce14">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3">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8">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visibility="collapse">
            <table:table-cell table:style-name="ce42"/>
            <table:covered-table-cell/>
            <table:table-cell office:value-type="string" table:style-name="ce14">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3">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8">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visibility="collapse">
            <table:table-cell table:style-name="ce42"/>
            <table:covered-table-cell/>
            <table:table-cell office:value-type="string" table:style-name="ce14">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3">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8">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0" table:visibility="collapse">
            <table:table-cell table:style-name="ce7"/>
            <table:covered-table-cell/>
            <table:table-cell office:value-type="string" table:style-name="ce14">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3">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Bare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3">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Meta_r10b</text:p>
            </table:table-cell>
            <table:table-cell table:number-columns-repeated="16377" table:style-name="ce1"/>
          </table:table-row>
          <table:table-row table:style-name="ro20" table:visibility="collapse">
            <table:table-cell table:style-name="ce42"/>
            <table:covered-table-cell/>
            <table:table-cell office:value-type="string" table:style-name="ce14">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3">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8">
              <text:p>NOTE: Similar test exists at GrpNVMWriteReadCombo/CapacityExceedE2E_r10b</text:p>
            </table:table-cell>
            <table:table-cell table:number-columns-repeated="16377" table:style-name="ce1"/>
          </table:table-row>
        </table:table-row-group>
        <table:table-row table:style-name="ro11">
          <table:table-cell office:value-type="string" table:style-name="ce39">
            <text:p>GrpInterrupts</text:p>
          </table:table-cell>
          <table:table-cell office:value-type="string" table:number-columns-spanned="1" table:number-rows-spanned="10" table:style-name="ce56">
            <text:p>MSI-single, MSI-multi, MSI-X test cases.</text:p>
          </table:table-cell>
          <table:table-cell office:value-type="string" table:style-name="ce14">
            <text:p>InvalidMSIXIRQ_r10b</text:p>
          </table:table-cell>
          <table:table-cell office:value-type="string" table:style-name="ce43">
            <text:p>revision 1.0b, section 4,7</text:p>
          </table:table-cell>
          <table:table-cell office:value-type="string" table:content-validation-name="val1" table:style-name="ce45">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3">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1">
            <table:table-cell table:style-name="ce42"/>
            <table:covered-table-cell/>
            <table:table-cell office:value-type="string" table:style-name="ce14">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3">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8">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0">
            <table:table-cell table:style-name="ce42"/>
            <table:covered-table-cell/>
            <table:table-cell office:value-type="string" table:style-name="ce14">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3">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9">
            <table:table-cell table:style-name="ce42"/>
            <table:covered-table-cell/>
            <table:table-cell office:value-type="string" table:style-name="ce14">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3">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8">
            <table:table-cell table:style-name="ce42"/>
            <table:covered-table-cell/>
            <table:table-cell office:value-type="string" table:style-name="ce14">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3">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14">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3">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2"/>
            <table:covered-table-cell/>
            <table:table-cell office:value-type="string" table:style-name="ce14">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3">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8">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6">
            <table:table-cell table:style-name="ce42"/>
            <table:covered-table-cell/>
            <table:table-cell office:value-type="string" table:style-name="ce52">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3">
              <text:p>TBD</text:p>
            </table:table-cell>
            <table:table-cell office:value-type="string" table:style-name="ce28">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1">
            <table:table-cell table:style-name="ce42"/>
            <table:covered-table-cell/>
            <table:table-cell office:value-type="string" table:style-name="ce14">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3">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8"/>
            <table:table-cell table:number-columns-repeated="16377" table:style-name="ce1"/>
          </table:table-row>
          <table:table-row table:style-name="ro17">
            <table:table-cell table:style-name="ce42"/>
            <table:covered-table-cell/>
            <table:table-cell office:value-type="string" table:style-name="ce14">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3">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8"/>
            <table:table-cell table:number-columns-repeated="16377" table:style-name="ce1"/>
          </table:table-row>
        </table:table-row-group>
        <table:table-row table:style-name="ro20">
          <table:table-cell office:value-type="string" table:style-name="ce39">
            <text:p>GrpAdminDeleteIOSQCmd</text:p>
          </table:table-cell>
          <table:table-cell office:value-type="string" table:number-columns-spanned="1" table:number-rows-spanned="4" table:style-name="ce56">
            <text:p>Admin cmd set delete IOS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8"/>
            <table:table-cell table:number-columns-repeated="16377" table:style-name="ce1"/>
          </table:table-row>
          <table:table-row table:style-name="ro20"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8"/>
            <table:table-cell table:number-columns-repeated="16377" table:style-name="ce1"/>
          </table:table-row>
          <table:table-row table:style-name="ro11"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0">
          <table:table-cell office:value-type="string" table:style-name="ce39">
            <text:p>GrpAdminDeleteIOCQCmd</text:p>
          </table:table-cell>
          <table:table-cell office:value-type="string" table:number-columns-spanned="1" table:number-rows-spanned="4" table:style-name="ce56">
            <text:p>Admin cmd set delete IOCQ test cases.</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7"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3">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8"/>
            <table:table-cell table:number-columns-repeated="16377" table:style-name="ce1"/>
          </table:table-row>
          <table:table-row table:style-name="ro22" table:visibility="collapse">
            <table:table-cell table:style-name="ce42"/>
            <table:covered-table-cell/>
            <table:table-cell office:value-type="string" table:style-name="ce14">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3">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8"/>
            <table:table-cell table:number-columns-repeated="16377" table:style-name="ce1"/>
          </table:table-row>
          <table:table-row table:style-name="ro18" table:visibility="collapse">
            <table:table-cell table:style-name="ce42"/>
            <table:covered-table-cell/>
            <table:table-cell office:value-type="string" table:style-name="ce14">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3">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8"/>
            <table:table-cell table:number-columns-repeated="16377" table:style-name="ce1"/>
          </table:table-row>
        </table:table-row-group>
        <table:table-row table:style-name="ro22">
          <table:table-cell office:value-type="string" table:style-name="ce13">
            <text:p>GrpAdminCreateIOCQCmd</text:p>
          </table:table-cell>
          <table:table-cell office:value-type="string" table:number-columns-spanned="1" table:number-rows-spanned="3" table:style-name="ce56">
            <text:p>Admin cmd set create IOC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3"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3">
              <text:p>Calc X, where X = max num IOQ's DUT will support. Issue CreateIOCQ cmds specifying QID's ranging from (X+1) to 0xffff, expect failure.</text:p>
            </table:table-cell>
            <table:table-cell table:style-name="ce28"/>
            <table:table-cell table:number-columns-repeated="16377" table:style-name="ce1"/>
          </table:table-row>
          <table:table-row table:style-name="ro3"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3">
              <text:p>CreateIOCQ cmds specifying DW10.QSIZE ranging from CAP.MQES to 0xffff, expect failure.</text:p>
            </table:table-cell>
            <table:table-cell table:style-name="ce28"/>
            <table:table-cell table:number-columns-repeated="16377" table:style-name="ce1"/>
          </table:table-row>
        </table:table-row-group>
        <table:table-row table:style-name="ro22">
          <table:table-cell office:value-type="string" table:style-name="ce13">
            <text:p>GrpAdminCreateIOSQCmd</text:p>
          </table:table-cell>
          <table:table-cell office:value-type="string" table:number-columns-spanned="1" table:number-rows-spanned="5" table:style-name="ce56">
            <text:p>Admin cmd set create IOSQ test cases only.</text:p>
          </table:table-cell>
          <table:table-cell office:value-type="string" table:style-name="ce14">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3">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8">
            <text:p>Test is similar to GrpAdminCreateIOCQCmd/UnsupportRrvdFields_r10b</text:p>
          </table:table-cell>
          <table:table-cell table:number-columns-repeated="16377" table:style-name="ce1"/>
        </table:table-row>
        <table:table-row-group>
          <table:table-row table:style-name="ro6" table:visibility="collapse">
            <table:table-cell table:style-name="ce42"/>
            <table:covered-table-cell/>
            <table:table-cell office:value-type="string" table:style-name="ce14">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3">
              <text:p>Calc X, where X = max num IOQ's DUT will support. Issue a CreateIOCQ cmd, with QID=0xffff, num elements=2, expect success. Then issue a correlating CreateIOSQ cmds specifying QID's ranging from (X+1) to 0xffff, expect failure.</text:p>
            </table:table-cell>
            <table:table-cell table:style-name="ce28"/>
            <table:table-cell table:number-columns-repeated="16377" table:style-name="ce1"/>
          </table:table-row>
          <table:table-row table:style-name="ro6" table:visibility="collapse">
            <table:table-cell table:style-name="ce42"/>
            <table:covered-table-cell/>
            <table:table-cell office:value-type="string" table:style-name="ce14">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3">
              <text:p>Issue a CreateIOCQ cmd, with QID=0xffff, num elements=2, expect success. Then issue a correlating CreateIOSQ cmds specifying DW10.QSIZE ranging from CAP.MQES to 0xffff, expect failure.</text:p>
            </table:table-cell>
            <table:table-cell table:style-name="ce28"/>
            <table:table-cell table:number-columns-repeated="16377" table:style-name="ce1"/>
          </table:table-row>
          <table:table-row table:style-name="ro6" table:visibility="collapse">
            <table:table-cell table:style-name="ce50"/>
            <table:covered-table-cell/>
            <table:table-cell office:value-type="string" table:style-name="ce14">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3">
              <text:p>Issue a CreateIOCQ cmd, with QID=0xffff, num elements=2, expect success. Then issue a correlating CreateIOSQ cmds, with QID=0xffff, and range DW11.CQID from 1 to 0xfffe, expect failure.</text:p>
            </table:table-cell>
            <table:table-cell table:style-name="ce28"/>
            <table:table-cell table:number-columns-repeated="16377" table:style-name="ce1"/>
          </table:table-row>
          <table:table-row table:style-name="ro7" table:visibility="collapse">
            <table:table-cell table:style-name="ce50"/>
            <table:covered-table-cell/>
            <table:table-cell office:value-type="string" table:style-name="ce14">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3">
              <text:p>Issue a CreateIOCQ cmd, with QID=0xffff, num elements=2, expect success. Then issue a correlating CreateIOSQ cmds, with QID=0xffff, and range DW11_b2:1 thru all possible values, expect success. Delete the IOSQ between creations.</text:p>
            </table:table-cell>
            <table:table-cell table:style-name="ce28"/>
            <table:table-cell table:number-columns-repeated="16377" table:style-name="ce1"/>
          </table:table-row>
        </table:table-row-group>
        <table:table-row table:style-name="ro22">
          <table:table-cell office:value-type="string" table:style-name="ce13">
            <text:p>GrpAdminCreateIOQCmd</text:p>
          </table:table-cell>
          <table:table-cell office:value-type="string" table:number-columns-spanned="1" table:number-rows-spanned="7" table:style-name="ce56">
            <text:p>Admin cmd set create IOSQ and create IOCQ test cases. Common group needed to make the test cases more efficient where the same test may validate both types of creation simultaneously.</text:p>
          </table:table-cell>
          <table:table-cell office:value-type="string" table:style-name="ce29">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4">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8"/>
          <table:table-cell table:number-columns-repeated="16377" table:style-name="ce1"/>
        </table:table-row>
        <table:table-row-group>
          <table:table-row table:style-name="ro12" table:visibility="collapse">
            <table:table-cell table:style-name="ce42"/>
            <table:covered-table-cell/>
            <table:table-cell office:value-type="string" table:style-name="ce14">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12" table:visibility="collapse">
            <table:table-cell table:style-name="ce42"/>
            <table:covered-table-cell/>
            <table:table-cell office:value-type="string" table:style-name="ce14">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3">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Each buffer's send_64b_bitmask = (MASK_PRP1_PAGE);<text:s/></text:p>
            </table:table-cell>
            <table:table-cell table:number-columns-repeated="16377" table:style-name="ce1"/>
          </table:table-row>
          <table:table-row table:style-name="ro22" table:visibility="collapse">
            <table:table-cell table:style-name="ce42"/>
            <table:covered-table-cell/>
            <table:table-cell office:value-type="string" table:style-name="ce14">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3">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8">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9">
            <text:p>GrpAdminGetLogPgCmd</text:p>
          </table:table-cell>
          <table:table-cell office:value-type="string" table:style-name="ce13">
            <text:p>Admin cmd set get log page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IdentifyCmd</text:p>
          </table:table-cell>
          <table:table-cell office:value-type="string" table:style-name="ce13">
            <text:p>Admin cmd set identify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AbortCmd</text:p>
          </table:table-cell>
          <table:table-cell office:value-type="string" table:style-name="ce13">
            <text:p>Admin cmd set abor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SetFeatCmd</text:p>
          </table:table-cell>
          <table:table-cell office:value-type="string" table:style-name="ce13">
            <text:p>Admin cmd s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AdminGetFeatCmd</text:p>
          </table:table-cell>
          <table:table-cell office:value-type="string" table:style-name="ce13">
            <text:p>Admin cmd set get features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5">
          <table:table-cell office:value-type="string" table:style-name="ce39">
            <text:p>GrpAdminAsyncCmd</text:p>
          </table:table-cell>
          <table:table-cell office:value-type="string" table:style-name="ce13">
            <text:p>Admin cmd set async event request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7">
          <table:table-cell office:value-type="string" table:style-name="ce39">
            <text:p>GrpAdminFirmActCmd</text:p>
          </table:table-cell>
          <table:table-cell office:value-type="string" table:number-columns-spanned="1" table:number-rows-spanned="2" table:style-name="ce56">
            <text:p>Admin cmd set firmware activat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8"/>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irmImgCmd</text:p>
          </table:table-cell>
          <table:table-cell office:value-type="string" table:number-columns-spanned="1" table:number-rows-spanned="2" table:style-name="ce56">
            <text:p>Admin cmd set firmware image downloa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FormatNVMCmd</text:p>
          </table:table-cell>
          <table:table-cell office:value-type="string" table:number-columns-spanned="1" table:number-rows-spanned="2" table:style-name="ce56">
            <text:p>Admin cmd set format NVM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SendCmd</text:p>
          </table:table-cell>
          <table:table-cell office:value-type="string" table:number-columns-spanned="1" table:number-rows-spanned="2" table:style-name="ce56">
            <text:p>Admin cmd set security send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7">
          <table:table-cell office:value-type="string" table:style-name="ce39">
            <text:p>GrpAdminSecRcvCmd</text:p>
          </table:table-cell>
          <table:table-cell office:value-type="string" table:number-columns-spanned="1" table:number-rows-spanned="2" table:style-name="ce56">
            <text:p>Admin cmd set security receive test cases.</text:p>
          </table:table-cell>
          <table:table-cell office:value-type="string" table:style-name="ce4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4">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8">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4">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group>
        <table:table-row table:style-name="ro4">
          <table:table-cell office:value-type="string" table:style-name="ce39">
            <text:p>GrpFusedOps</text:p>
          </table:table-cell>
          <table:table-cell office:value-type="string" table:style-name="ce13">
            <text:p>Fused operational test cases.</text:p>
          </table:table-cell>
          <table:table-cell office:value-type="string" table:style-name="ce53">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RndRobin</text:p>
          </table:table-cell>
          <table:table-cell office:value-type="string" table:style-name="ce13">
            <text:p>Round robin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3">
          <table:table-cell office:value-type="string" table:style-name="ce39">
            <text:p>GrpRndRobinUrgent</text:p>
          </table:table-cell>
          <table:table-cell office:value-type="string" table:style-name="ce13">
            <text:p>Weighted round robin with urgent priority arbitration test cases.</text:p>
          </table:table-cell>
          <table:table-cell office:value-type="string" table:style-name="ce53">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4">
            <text:p>TBD</text:p>
          </table:table-cell>
          <table:table-cell table:style-name="ce28"/>
          <table:table-cell table:number-columns-repeated="16377" table:style-name="ce1"/>
        </table:table-row>
        <table:table-row table:style-name="ro4">
          <table:table-cell office:value-type="string" table:style-name="ce39">
            <text:p>GrpPowerMgmt</text:p>
          </table:table-cell>
          <table:table-cell office:value-type="string" table:style-name="ce13">
            <text:p>Power management test cases.</text:p>
          </table:table-cell>
          <table:table-cell office:value-type="string" table:style-name="ce53">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4">
            <text:p>TBD</text:p>
          </table:table-cell>
          <table:table-cell table:style-name="ce28"/>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6"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2-14T19:20:23Z</dc:date>
    <meta:print-date>2012-02-10T16:57:31Z</meta:print-date>
  </office:meta>
</office:document-meta>
</file>